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756in"/>
    </style:style>
    <style:style style:name="co3" style:family="table-column">
      <style:table-column-properties fo:break-before="auto" style:column-width="1.539in"/>
    </style:style>
    <style:style style:name="co4" style:family="table-column">
      <style:table-column-properties fo:break-before="auto" style:column-width="1.4528in"/>
    </style:style>
    <style:style style:name="co5" style:family="table-column">
      <style:table-column-properties fo:break-before="auto" style:column-width="1.5709in"/>
    </style:style>
    <style:style style:name="co6" style:family="table-column">
      <style:table-column-properties fo:break-before="auto" style:column-width="1.5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>
            <text:p>167 K 64 bit</text:p>
          </table:table-cell>
          <table:table-cell table:style-name="ce1" table:number-columns-repeated="5"/>
          <table:table-cell table:style-name="Default"/>
        </table:table-row>
        <table:table-row table:style-name="ro1">
          <table:table-cell/>
          <table:table-cell table:style-name="ce1" office:value-type="string">
            <text:p>Total </text:p>
          </table:table-cell>
          <table:table-cell table:style-name="ce1" office:value-type="string">
            <text:p>malloc Cache Miss</text:p>
          </table:table-cell>
          <table:table-cell table:style-name="ce1" office:value-type="string">
            <text:p>lookup_route</text:p>
          </table:table-cell>
          <table:table-cell table:style-name="ce1" office:value-type="string">
            <text:p>_bitshift Cache Miss</text:p>
          </table:table-cell>
          <table:table-cell table:style-name="ce1" office:value-type="string">
            <text:p>c.key Cache Miss</text:p>
          </table:table-cell>
          <table:table-cell table:style-name="ce1" office:value-type="string">
            <text:p>c.child Cache miss</text:p>
          </table:table-cell>
        </table:table-row>
        <table:table-row table:style-name="ro1">
          <table:table-cell office:value-type="string">
            <text:p>radix1</text:p>
          </table:table-cell>
          <table:table-cell table:formula="of:=14561660+8039533" office:value-type="float" office:value="22601193">
            <text:p>22,601,193</text:p>
          </table:table-cell>
          <table:table-cell table:formula="of:=775876+461" office:value-type="float" office:value="776337">
            <text:p>776,337</text:p>
          </table:table-cell>
          <table:table-cell table:formula="of:=10868146+5571049" office:value-type="float" office:value="16439195">
            <text:p>16,439,195</text:p>
          </table:table-cell>
          <table:table-cell table:formula="of:=4092646+1855741" office:value-type="float" office:value="5948387">
            <text:p>5,948,387</text:p>
          </table:table-cell>
          <table:table-cell table:formula="of:=5215288+2536516" office:value-type="float" office:value="7751804">
            <text:p>7,751,8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dix7</text:p>
          </table:table-cell>
          <table:table-cell table:formula="of:=16484816+11586710" office:value-type="float" office:value="28071526">
            <text:p>28,071,526</text:p>
          </table:table-cell>
          <table:table-cell table:formula="of:=5000697+4667154" office:value-type="float" office:value="9667851">
            <text:p>9,667,851</text:p>
          </table:table-cell>
          <table:table-cell table:formula="of:=8020321+3749177" office:value-type="float" office:value="11769498">
            <text:p>11,769,498</text:p>
          </table:table-cell>
          <table:table-cell office:value-type="float" office:value="0">
            <text:p>0</text:p>
          </table:table-cell>
          <table:table-cell table:formula="of:=6496947+2562572" office:value-type="float" office:value="9059519">
            <text:p>9,059,5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dix9</text:p>
          </table:table-cell>
          <table:table-cell table:formula="of:=10020560+8810493" office:value-type="float" office:value="18831053">
            <text:p>18,831,053</text:p>
          </table:table-cell>
          <table:table-cell table:formula="of:=937+748" office:value-type="float" office:value="1685">
            <text:p>1,685</text:p>
          </table:table-cell>
          <table:table-cell table:formula="of:=7310381+6324719" office:value-type="float" office:value="13635100">
            <text:p>13,635,100</text:p>
          </table:table-cell>
          <table:table-cell office:value-type="float" office:value="0">
            <text:p>0</text:p>
          </table:table-cell>
          <table:table-cell table:formula="of:=5879674+5809933" office:value-type="float" office:value="11689607">
            <text:p>11,689,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dix13</text:p>
          </table:table-cell>
          <table:table-cell table:formula="of:=16481670+11586724" office:value-type="float" office:value="28068394">
            <text:p>28,068,394</text:p>
          </table:table-cell>
          <table:table-cell table:formula="of:=5000697+4667154" office:value-type="float" office:value="9667851">
            <text:p>9,667,851</text:p>
          </table:table-cell>
          <table:table-cell table:formula="of:=8020396+3749176" office:value-type="float" office:value="11769572">
            <text:p>11,769,572</text:p>
          </table:table-cell>
          <table:table-cell office:value-type="float" office:value="2">
            <text:p>2</text:p>
          </table:table-cell>
          <table:table-cell table:formula="of:=6496971+2562570" office:value-type="float" office:value="9059541">
            <text:p>9,059,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dix14</text:p>
          </table:table-cell>
          <table:table-cell table:formula="of:=12929080+7228949" office:value-type="float" office:value="20158029">
            <text:p>20,158,029</text:p>
          </table:table-cell>
          <table:table-cell table:formula="of:=774+515" office:value-type="float" office:value="1289">
            <text:p>1,289</text:p>
          </table:table-cell>
          <table:table-cell table:formula="of:=7700923+2720314" office:value-type="float" office:value="10421237">
            <text:p>10,421,237</text:p>
          </table:table-cell>
          <table:table-cell office:value-type="float" office:value="0">
            <text:p>0</text:p>
          </table:table-cell>
          <table:table-cell table:formula="of:=6393115+2395657" office:value-type="float" office:value="8788772">
            <text:p>8,788,772</text:p>
          </table:table-cell>
          <table:table-cell table:formula="of:=1307808+324657" office:value-type="float" office:value="1632465">
            <text:p>1,632,465</text:p>
          </table:table-cell>
        </table:table-row>
        <table:table-row table:style-name="ro1">
          <table:table-cell office:value-type="string">
            <text:p>radix15</text:p>
          </table:table-cell>
          <table:table-cell table:formula="of:=15479604+12539399" office:value-type="float" office:value="28019003">
            <text:p>28,019,003</text:p>
          </table:table-cell>
          <table:table-cell table:formula="of:=5000672+3261402" office:value-type="float" office:value="8262074">
            <text:p>8,262,074</text:p>
          </table:table-cell>
          <table:table-cell table:formula="of:=7253369+6278705" office:value-type="float" office:value="13532074">
            <text:p>13,532,074</text:p>
          </table:table-cell>
          <table:table-cell table:formula="of:=1+1" office:value-type="float" office:value="2">
            <text:p>2</text:p>
          </table:table-cell>
          <table:table-cell table:formula="of:=5745527+5093650" office:value-type="float" office:value="10839177">
            <text:p>10,839,177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number-columns-repeated="6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9:2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hit </meta:initial-creator>
    <meta:creation-date>2011-04-14T08:50:54</meta:creation-date>
    <dc:date>2011-04-14T09:28:11</dc:date>
    <dc:creator>Rohit </dc:creator>
    <meta:editing-duration>PT00H04M55S</meta:editing-duration>
    <meta:editing-cycles>2</meta:editing-cycles>
    <meta:generator>OpenOffice.org/3.2$Unix OpenOffice.org_project/320m12$Build-9483</meta:generator>
    <meta:document-statistic meta:table-count="3" meta:cell-count="49" meta:object-count="0"/>
  </office:meta>
</office:document-meta>
</file>